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ANTEPROYECTO<text:line-break/></text:p>
      <text:p text:style-name="Normal">Mi<text:s/>Trabajo de Fin de Grado (TFG) se enfoca en el desarrollo de una aplicación web destinada a la comunidad estudiantil del CEU, donde los estudiantes pueden registrar sus cuentas y compartir preguntas y dudas relacionadas con ejercicios académicos. Esta plataforma tiene como objetivo principal proporcionar un espacio interactivo y colaborativo para la resolución de dudas académicas, lo que resulta crucial en un entorno educativo.</text:p>
      <text:p text:style-name="Normal">La implementación de esta aplicación implica la combinación de tecnologías específicas. En primer lugar, se ha optado por utilizar el framework Flask para el desarrollo web debido a su eficiencia y facilidad de uso en aplicaciones de tamaño medio. Además, se empleará la base de datos NoSQL MongoDB para almacenar y gestionar las preguntas y respuestas de los usuarios, ya que es altamente escalable y adecuada para manejar datos no estructurados.</text:p>
      <text:p text:style-name="Normal">La inteligencia artificial (IA) desempeñará un papel esencial en esta plataforma. En lugar de etiquetar automáticamente las dudas, la IA se dedicará a recomendar preguntas similares y validar el contenido subido por los usuarios para asegurar que sea apto y cumpla con las normas de la comunidad académica. Esta validación incluirá la detección de contenido inapropiado y la garantía de que las preguntas sean relevantes y adecuadas para el contexto educativo.</text:p>
      <text:p text:style-name="Normal">En lo que respecta a la seguridad, se implementarán medidas sólidas para proteger los datos de los usuarios y garantizar la integridad de la plataforma, considerando la privacidad de los datos personales y académicos.</text:p>
      <text:p text:style-name="Normal">La justificación técnica para la combinación de Flask, MongoDB y la IA radica en la necesidad de proporcionar una aplicación web eficiente y efectiva que promueva la colaboración estudiantil en la resolución de dudas académicas, al mismo tiempo que garantice un entorno seguro y respetuoso con las normas de la comunidad educativa del CEU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onzalo Alvarez Moreno</meta:initial-creator>
    <dc:creator>Gonzalo Alvarez Moreno</dc:creator>
    <meta:creation-date>2023-09-07T15:45:00Z</meta:creation-date>
    <dc:date>2023-09-07T15:47:00Z</dc:date>
    <meta:template xlink:href="Normal" xlink:type="simple"/>
    <meta:editing-cycles>1</meta:editing-cycles>
    <meta:editing-duration>PT120S</meta:editing-duration>
    <meta:document-statistic meta:page-count="1" meta:paragraph-count="3" meta:word-count="294" meta:character-count="1913" meta:row-count="13" meta:non-whitespace-character-count="1622"/>
  </office:meta>
</office:document-meta>
</file>